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4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/>
    <style:style style:name="ce8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Categoria_20_da_20_tabela_20_dinâmica" style:data-style-name="N0">
      <style:table-cell-properties fo:border-bottom="none" fo:border-left="2.01pt solid #000000" fo:border-right="none" fo:border-top="none"/>
    </style:style>
    <style:style style:name="ce10" style:family="table-cell" style:parent-style-name="Categoria_20_da_20_tabela_20_dinâmica" style:data-style-name="N0">
      <style:table-cell-properties fo:border-bottom="0.99pt solid #000000" fo:border-left="2.01pt solid #000000" fo:border-right="none" fo:border-top="none"/>
    </style:style>
    <style:style style:name="ce11" style:family="table-cell" style:parent-style-name="Valor_20_da_20_tabela_20_dinâmica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Default">
      <style:table-cell-properties fo:border="0.99pt solid #000000"/>
    </style:style>
    <style:style style:name="ce1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Categoria_20_da_20_tabela_20_dinâmica" style:data-style-name="N0"/>
    <style:style style:name="ce15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16" style:family="table-cell" style:parent-style-name="Valor_20_da_20_tabela_20_dinâmica">
      <style:table-cell-properties fo:border-bottom="2.01pt solid #000000" fo:border-left="0.99pt solid #000000" fo:border-right="0.99pt solid #000000" fo:border-top="0.99pt solid #000000"/>
    </style:style>
    <style:style style:name="ce17" style:family="table-cell" style:parent-style-name="Canto_20_da_20_tabela_20_dinâmica">
      <style:table-cell-properties fo:border-bottom="none" fo:border-left="none" fo:border-right="none" fo:border-top="2.01pt solid #000000"/>
    </style:style>
    <style:style style:name="ce18" style:family="table-cell" style:parent-style-name="Canto_20_da_20_tabela_20_dinâmica">
      <style:table-cell-properties fo:border-bottom="none" fo:border-left="none" fo:border-right="2.01pt solid #000000" fo:border-top="2.01pt solid #000000"/>
    </style:style>
    <style:style style:name="ce19" style:family="table-cell" style:parent-style-name="Título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7.77mm" svg:height="105.67mm" svg:x="0mm" svg:y="107.04mm">
            <draw:object draw:notify-on-update-of-ranges="Planilha1.F2:Planilha1.F2 Planilha1.G2:Planilha1.G2 Planilha1.D26:Planilha1.D45 Planilha1.D25:Planilha1.D25 Planilha1.E26:Planilha1.E45 Planilha1.F3:Planilha1.F3 Planilha1.G3:Planilha1.G3 Planilha1.A26:Planilha1.A45 Planilha1.A25:Planilha1.A25 Planilha1.B26:Planilha1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LUSTERS</text:p>
          </table:table-cell>
          <table:table-cell table:number-columns-repeated="2"/>
          <table:table-cell office:value-type="string" calcext:value-type="string">
            <text:p>CENTROIDE</text:p>
          </table:table-cell>
          <table:table-cell table:number-columns-repeated="2"/>
          <table:table-cell table:style-name="ce1" office:value-type="string" calcext:value-type="string">
            <text:p>DC1</text:p>
          </table:table-cell>
          <table:table-cell table:style-name="ce1" office:value-type="string" calcext:value-type="string">
            <text:p>DC2</text:p>
          </table:table-cell>
          <table:table-cell table:number-columns-repeated="7"/>
        </table:table-row>
        <table:table-row table:style-name="ro1">
          <table:table-cell office:value-type="float" office:value="26.6852717933183" calcext:value-type="float">
            <text:p>26,6852717933183</text:p>
          </table:table-cell>
          <table:table-cell office:value-type="float" office:value="77.8075324284798" calcext:value-type="float">
            <text:p>77,807532428479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CLUSTER 1</text:p>
          </table:table-cell>
          <table:table-cell table:formula="of:=AVERAGEIF([.$C$2:.$C$21];1;[.A2:.A21])" office:value-type="float" office:value="77.5899180437722" calcext:value-type="float">
            <text:p>77,5899180437722</text:p>
          </table:table-cell>
          <table:table-cell table:formula="of:=AVERAGEIF([.$C$2:.$C$21];1;[.B2:.B21])" office:value-type="float" office:value="53.459118146338" calcext:value-type="float">
            <text:p>53,459118146338</text:p>
          </table:table-cell>
          <table:table-cell/>
          <table:table-cell table:formula="of:=SQRT(SUMXMY2([.A2:.B2];[.$F$2:.$G$2]))" office:value-type="float" office:value="56.4280806685702" calcext:value-type="float">
            <text:p>56,4280806685702</text:p>
          </table:table-cell>
          <table:table-cell table:formula="of:=SQRT(SUMXMY2([.A2:.B2];[.$F$3:.$G$3]))" office:value-type="float" office:value="12.0703321398444" calcext:value-type="float">
            <text:p>12,0703321398444</text:p>
          </table:table-cell>
          <table:table-cell table:style-name="ce1" table:formula="of:=IF([.I2]&lt;[.J2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.6152830740467" calcext:value-type="float">
            <text:p>87,6152830740467</text:p>
          </table:table-cell>
          <table:table-cell office:value-type="float" office:value="21.185576996668" calcext:value-type="float">
            <text:p>21,18557699666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AVERAGEIF([.$C$2:.$C$21];2;[.A2:.A21])" office:value-type="float" office:value="21.9455454740778" calcext:value-type="float">
            <text:p>21,9455454740778</text:p>
          </table:table-cell>
          <table:table-cell table:formula="of:=AVERAGEIF([.$C$2:.$C$21];2;[.B2:.B21])" office:value-type="float" office:value="66.7067255936205" calcext:value-type="float">
            <text:p>66,7067255936205</text:p>
          </table:table-cell>
          <table:table-cell/>
          <table:table-cell table:formula="of:=SQRT(SUMXMY2([.A3:.B3];[.$F$2:.$G$2]))" office:value-type="float" office:value="33.7948132459656" calcext:value-type="float">
            <text:p>33,7948132459656</text:p>
          </table:table-cell>
          <table:table-cell table:formula="of:=SQRT(SUMXMY2([.A3:.B3];[.$F$3:.$G$3]))" office:value-type="float" office:value="79.9042514891079" calcext:value-type="float">
            <text:p>79,9042514891079</text:p>
          </table:table-cell>
          <table:table-cell table:style-name="ce1" table:formula="of:=IF([.I3]&lt;[.J3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8455547858709" calcext:value-type="float">
            <text:p>94,8455547858709</text:p>
          </table:table-cell>
          <table:table-cell office:value-type="float" office:value="98.819142148547" calcext:value-type="float">
            <text:p>98,8191421485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4:.B4];[.$F$2:.$G$2]))" office:value-type="float" office:value="48.5313174852718" calcext:value-type="float">
            <text:p>48,5313174852718</text:p>
          </table:table-cell>
          <table:table-cell table:formula="of:=SQRT(SUMXMY2([.A4:.B4];[.$F$3:.$G$3]))" office:value-type="float" office:value="79.6593915031784" calcext:value-type="float">
            <text:p>79,6593915031784</text:p>
          </table:table-cell>
          <table:table-cell table:style-name="ce1" table:formula="of:=IF([.I4]&lt;[.J4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4047122295" calcext:value-type="float">
            <text:p>15,0724047122295</text:p>
          </table:table-cell>
          <table:table-cell office:value-type="float" office:value="83.2287585262458" calcext:value-type="float">
            <text:p>83,228758526245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CONT C1</text:p>
          </table:table-cell>
          <table:table-cell table:style-name="ce1" table:formula="of:=COUNTIF([.C2:.C21];1)" office:value-type="float" office:value="7" calcext:value-type="float">
            <text:p>7</text:p>
          </table:table-cell>
          <table:table-cell table:number-columns-repeated="2"/>
          <table:table-cell table:formula="of:=SQRT(SUMXMY2([.A5:.B5];[.$F$2:.$G$2]))" office:value-type="float" office:value="69.2435625997728" calcext:value-type="float">
            <text:p>69,2435625997728</text:p>
          </table:table-cell>
          <table:table-cell table:formula="of:=SQRT(SUMXMY2([.A5:.B5];[.$F$3:.$G$3]))" office:value-type="float" office:value="17.8946259016202" calcext:value-type="float">
            <text:p>17,8946259016202</text:p>
          </table:table-cell>
          <table:table-cell table:style-name="ce1" table:formula="of:=IF([.I5]&lt;[.J5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8488546580246" calcext:value-type="float">
            <text:p>22,8488546580246</text:p>
          </table:table-cell>
          <table:table-cell office:value-type="float" office:value="71.5900107089002" calcext:value-type="float">
            <text:p>71,590010708900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CONT C2</text:p>
          </table:table-cell>
          <table:table-cell table:style-name="ce1" table:formula="of:=COUNTIF([.C2:.C21];2)" office:value-type="float" office:value="13" calcext:value-type="float">
            <text:p>13</text:p>
          </table:table-cell>
          <table:table-cell table:number-columns-repeated="2"/>
          <table:table-cell table:formula="of:=SQRT(SUMXMY2([.A6:.B6];[.$F$2:.$G$2]))" office:value-type="float" office:value="57.6655294410587" calcext:value-type="float">
            <text:p>57,6655294410587</text:p>
          </table:table-cell>
          <table:table-cell table:formula="of:=SQRT(SUMXMY2([.A6:.B6];[.$F$3:.$G$3]))" office:value-type="float" office:value="4.96612937798797" calcext:value-type="float">
            <text:p>4,96612937798797</text:p>
          </table:table-cell>
          <table:table-cell table:style-name="ce1" table:formula="of:=IF([.I6]&lt;[.J6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.986304686238" calcext:value-type="float">
            <text:p>56,986304686238</text:p>
          </table:table-cell>
          <table:table-cell office:value-type="float" office:value="10.8343563527984" calcext:value-type="float">
            <text:p>10,83435635279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7:.B7];[.$F$2:.$G$2]))" office:value-type="float" office:value="47.3432064962097" calcext:value-type="float">
            <text:p>47,3432064962097</text:p>
          </table:table-cell>
          <table:table-cell table:formula="of:=SQRT(SUMXMY2([.A7:.B7];[.$F$3:.$G$3]))" office:value-type="float" office:value="65.951318794603" calcext:value-type="float">
            <text:p>65,951318794603</text:p>
          </table:table-cell>
          <table:table-cell table:style-name="ce1" table:formula="of:=IF([.I7]&lt;[.J7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734872968109" calcext:value-type="float">
            <text:p>40,8734872968109</text:p>
          </table:table-cell>
          <table:table-cell office:value-type="float" office:value="70.9681634667865" calcext:value-type="float">
            <text:p>70,968163466786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8:.B8];[.$F$2:.$G$2]))" office:value-type="float" office:value="40.6775485351555" calcext:value-type="float">
            <text:p>40,6775485351555</text:p>
          </table:table-cell>
          <table:table-cell table:formula="of:=SQRT(SUMXMY2([.A8:.B8];[.$F$3:.$G$3]))" office:value-type="float" office:value="19.401722459401" calcext:value-type="float">
            <text:p>19,401722459401</text:p>
          </table:table-cell>
          <table:table-cell table:style-name="ce1" table:formula="of:=IF([.I8]&lt;[.J8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.740974621985" calcext:value-type="float">
            <text:p>74,740974621985</text:p>
          </table:table-cell>
          <table:table-cell office:value-type="float" office:value="28.224659384189" calcext:value-type="float">
            <text:p>28,22465938418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9:.B9];[.$F$2:.$G$2]))" office:value-type="float" office:value="25.3947708719559" calcext:value-type="float">
            <text:p>25,3947708719559</text:p>
          </table:table-cell>
          <table:table-cell table:formula="of:=SQRT(SUMXMY2([.A9:.B9];[.$F$3:.$G$3]))" office:value-type="float" office:value="65.3316673494467" calcext:value-type="float">
            <text:p>65,3316673494467</text:p>
          </table:table-cell>
          <table:table-cell table:style-name="ce1" table:formula="of:=IF([.I9]&lt;[.J9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7634312744385" calcext:value-type="float">
            <text:p>69,7634312744385</text:p>
          </table:table-cell>
          <table:table-cell office:value-type="float" office:value="54.5853112967631" calcext:value-type="float">
            <text:p>54,58531129676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10:.B10];[.$F$2:.$G$2]))" office:value-type="float" office:value="7.90709846673356" calcext:value-type="float">
            <text:p>7,90709846673356</text:p>
          </table:table-cell>
          <table:table-cell table:formula="of:=SQRT(SUMXMY2([.A10:.B10];[.$F$3:.$G$3]))" office:value-type="float" office:value="49.3303039416179" calcext:value-type="float">
            <text:p>49,3303039416179</text:p>
          </table:table-cell>
          <table:table-cell table:style-name="ce1" table:formula="of:=IF([.I10]&lt;[.J10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4082476067095" calcext:value-type="float">
            <text:p>89,4082476067095</text:p>
          </table:table-cell>
          <table:table-cell office:value-type="float" office:value="85.1645961981432" calcext:value-type="float">
            <text:p>85,16459619814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11:.B11];[.$F$2:.$G$2]))" office:value-type="float" office:value="33.8365224594919" calcext:value-type="float">
            <text:p>33,8365224594919</text:p>
          </table:table-cell>
          <table:table-cell table:formula="of:=SQRT(SUMXMY2([.A11:.B11];[.$F$3:.$G$3]))" office:value-type="float" office:value="69.9421844546587" calcext:value-type="float">
            <text:p>69,9421844546587</text:p>
          </table:table-cell>
          <table:table-cell table:style-name="ce1" table:formula="of:=IF([.I11]&lt;[.J11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0152878402373" calcext:value-type="float">
            <text:p>44,0152878402373</text:p>
          </table:table-cell>
          <table:table-cell office:value-type="float" office:value="96.3690419055547" calcext:value-type="float">
            <text:p>96,36904190555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2:.B12];[.$F$2:.$G$2]))" office:value-type="float" office:value="54.4841018126014" calcext:value-type="float">
            <text:p>54,4841018126014</text:p>
          </table:table-cell>
          <table:table-cell table:formula="of:=SQRT(SUMXMY2([.A12:.B12];[.$F$3:.$G$3]))" office:value-type="float" office:value="36.9719696134504" calcext:value-type="float">
            <text:p>36,9719696134504</text:p>
          </table:table-cell>
          <table:table-cell table:style-name="ce1" table:formula="of:=IF([.I12]&lt;[.J12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.5866416039308" calcext:value-type="float">
            <text:p>37,5866416039308</text:p>
          </table:table-cell>
          <table:table-cell office:value-type="float" office:value="81.0087091532518" calcext:value-type="float">
            <text:p>81,00870915325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3:.B13];[.$F$2:.$G$2]))" office:value-type="float" office:value="48.5720299202185" calcext:value-type="float">
            <text:p>48,5720299202185</text:p>
          </table:table-cell>
          <table:table-cell table:formula="of:=SQRT(SUMXMY2([.A13:.B13];[.$F$3:.$G$3]))" office:value-type="float" office:value="21.1941176245502" calcext:value-type="float">
            <text:p>21,1941176245502</text:p>
          </table:table-cell>
          <table:table-cell table:style-name="ce1" table:formula="of:=IF([.I13]&lt;[.J13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80734250626511" calcext:value-type="float">
            <text:p>9,80734250626511</text:p>
          </table:table-cell>
          <table:table-cell office:value-type="float" office:value="43.729477868485" calcext:value-type="float">
            <text:p>43,7294778684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4:.B14];[.$F$2:.$G$2]))" office:value-type="float" office:value="68.477320672134" calcext:value-type="float">
            <text:p>68,477320672134</text:p>
          </table:table-cell>
          <table:table-cell table:formula="of:=SQRT(SUMXMY2([.A14:.B14];[.$F$3:.$G$3]))" office:value-type="float" office:value="25.9863403408418" calcext:value-type="float">
            <text:p>25,9863403408418</text:p>
          </table:table-cell>
          <table:table-cell table:style-name="ce1" table:formula="of:=IF([.I14]&lt;[.J14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3637026009439" calcext:value-type="float">
            <text:p>3,63637026009439</text:p>
          </table:table-cell>
          <table:table-cell office:value-type="float" office:value="7.51728382696604" calcext:value-type="float">
            <text:p>7,5172838269660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5:.B15];[.$F$2:.$G$2]))" office:value-type="float" office:value="87.0619283637879" calcext:value-type="float">
            <text:p>87,0619283637879</text:p>
          </table:table-cell>
          <table:table-cell table:formula="of:=SQRT(SUMXMY2([.A15:.B15];[.$F$3:.$G$3]))" office:value-type="float" office:value="61.9565647342113" calcext:value-type="float">
            <text:p>61,9565647342113</text:p>
          </table:table-cell>
          <table:table-cell table:style-name="ce1" table:formula="of:=IF([.I15]&lt;[.J15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8592474320896" calcext:value-type="float">
            <text:p>2,88592474320896</text:p>
          </table:table-cell>
          <table:table-cell office:value-type="float" office:value="89.4497886582913" calcext:value-type="float">
            <text:p>89,44978865829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6:.B16];[.$F$2:.$G$2]))" office:value-type="float" office:value="82.9217400863645" calcext:value-type="float">
            <text:p>82,9217400863645</text:p>
          </table:table-cell>
          <table:table-cell table:formula="of:=SQRT(SUMXMY2([.A16:.B16];[.$F$3:.$G$3]))" office:value-type="float" office:value="29.6734908625217" calcext:value-type="float">
            <text:p>29,6734908625217</text:p>
          </table:table-cell>
          <table:table-cell table:style-name="ce1" table:formula="of:=IF([.I16]&lt;[.J16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3381579813641" calcext:value-type="float">
            <text:p>28,3381579813641</text:p>
          </table:table-cell>
          <table:table-cell office:value-type="float" office:value="36.9877058984791" calcext:value-type="float">
            <text:p>36,987705898479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7:.B17];[.$F$2:.$G$2]))" office:value-type="float" office:value="51.9330654851409" calcext:value-type="float">
            <text:p>51,9330654851409</text:p>
          </table:table-cell>
          <table:table-cell table:formula="of:=SQRT(SUMXMY2([.A17:.B17];[.$F$3:.$G$3]))" office:value-type="float" office:value="30.3987767238834" calcext:value-type="float">
            <text:p>30,3987767238834</text:p>
          </table:table-cell>
          <table:table-cell table:style-name="ce1" table:formula="of:=IF([.I17]&lt;[.J17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213617257401" calcext:value-type="float">
            <text:p>17,5213617257401</text:p>
          </table:table-cell>
          <table:table-cell office:value-type="float" office:value="89.9591004352271" calcext:value-type="float">
            <text:p>89,959100435227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8:.B18];[.$F$2:.$G$2]))" office:value-type="float" office:value="70.2885493179495" calcext:value-type="float">
            <text:p>70,2885493179495</text:p>
          </table:table-cell>
          <table:table-cell table:formula="of:=SQRT(SUMXMY2([.A18:.B18];[.$F$3:.$G$3]))" office:value-type="float" office:value="23.6695233921944" calcext:value-type="float">
            <text:p>23,6695233921944</text:p>
          </table:table-cell>
          <table:table-cell table:style-name="ce1" table:formula="of:=IF([.I18]&lt;[.J18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8851923682724" calcext:value-type="float">
            <text:p>12,8851923682724</text:p>
          </table:table-cell>
          <table:table-cell office:value-type="float" office:value="49.3276837809678" calcext:value-type="float">
            <text:p>49,32768378096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19:.B19];[.$F$2:.$G$2]))" office:value-type="float" office:value="64.8364887594713" calcext:value-type="float">
            <text:p>64,8364887594713</text:p>
          </table:table-cell>
          <table:table-cell table:formula="of:=SQRT(SUMXMY2([.A19:.B19];[.$F$3:.$G$3]))" office:value-type="float" office:value="19.5990074424142" calcext:value-type="float">
            <text:p>19,5990074424142</text:p>
          </table:table-cell>
          <table:table-cell table:style-name="ce1" table:formula="of:=IF([.I19]&lt;[.J19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.769630257117" calcext:value-type="float">
            <text:p>69,769630257117</text:p>
          </table:table-cell>
          <table:table-cell office:value-type="float" office:value="75.400184647257" calcext:value-type="float">
            <text:p>75,400184647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QRT(SUMXMY2([.A20:.B20];[.$F$2:.$G$2]))" office:value-type="float" office:value="23.2930740835953" calcext:value-type="float">
            <text:p>23,2930740835953</text:p>
          </table:table-cell>
          <table:table-cell table:formula="of:=SQRT(SUMXMY2([.A20:.B20];[.$F$3:.$G$3]))" office:value-type="float" office:value="48.6078112616952" calcext:value-type="float">
            <text:p>48,6078112616952</text:p>
          </table:table-cell>
          <table:table-cell table:style-name="ce1" table:formula="of:=IF([.I20]&lt;[.J20];1;2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1357936735144" calcext:value-type="float">
            <text:p>23,1357936735144</text:p>
          </table:table-cell>
          <table:table-cell office:value-type="float" office:value="69.244176059431" calcext:value-type="float">
            <text:p>69,24417605943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formula="of:=SQRT(SUMXMY2([.A21:.B21];[.$F$2:.$G$2]))" office:value-type="float" office:value="56.6958527076823" calcext:value-type="float">
            <text:p>56,6958527076823</text:p>
          </table:table-cell>
          <table:table-cell table:formula="of:=SQRT(SUMXMY2([.A21:.B21];[.$F$3:.$G$3]))" office:value-type="float" office:value="2.80273895372084" calcext:value-type="float">
            <text:p>2,80273895372084</text:p>
          </table:table-cell>
          <table:table-cell table:style-name="ce1" table:formula="of:=IF([.I21]&lt;[.J21];1;2)"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1" table:number-matrix-columns-spanned="1" table:number-matrix-rows-spanned="1" table:formula="of:=IF(--AND(INDEX([.C2:.C21]=[.K2:.K21];0));&quot;VERIFICAÇÃO CONCLUÍDA&quot;;&quot;HÁ A NECESSIDADE DE AJUSTAR OS CLUSTERS&quot;)" office:value-type="string" office:string-value="VERIFICAÇÃO CONCLUÍDA" calcext:value-type="string">
            <text:p>VERIFICAÇÃO CONCLUÍDA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LUSTER 2</text:p>
          </table:table-cell>
          <table:table-cell table:number-columns-repeated="2"/>
          <table:table-cell table:style-name="Default" office:value-type="string" calcext:value-type="string">
            <text:p>CLUSTER 1</text:p>
          </table:table-cell>
          <table:table-cell table:number-columns-repeated="13"/>
        </table:table-row>
        <table:table-row table:style-name="ro1">
          <table:table-cell table:formula="of:=IF([.C2]=2;[.A2];&quot;&quot;)" office:value-type="float" office:value="26.6852717933183" calcext:value-type="float">
            <text:p>26,6852717933183</text:p>
          </table:table-cell>
          <table:table-cell table:style-name="ce2" table:formula="of:=IF([.C2]=2;[.B2];&quot;&quot;)" office:value-type="float" office:value="77.8075324284798" calcext:value-type="float">
            <text:p>77,8075324284798</text:p>
          </table:table-cell>
          <table:table-cell/>
          <table:table-cell table:style-name="ce2" table:formula="of:=IF([.C2]=1;[.A2];&quot;&quot;)">
            <text:p/>
          </table:table-cell>
          <table:table-cell table:style-name="ce2" table:formula="of:=IF([.C2]=1;[.B2];&quot;&quot;)">
            <text:p/>
          </table:table-cell>
          <table:table-cell table:number-columns-repeated="12"/>
        </table:table-row>
        <table:table-row table:style-name="ro1">
          <table:table-cell table:style-name="ce2" table:formula="of:=IF([.C3]=2;[.A3];&quot;&quot;)">
            <text:p/>
          </table:table-cell>
          <table:table-cell table:style-name="ce2" table:formula="of:=IF([.C3]=2;[.B3];&quot;&quot;)">
            <text:p/>
          </table:table-cell>
          <table:table-cell/>
          <table:table-cell table:style-name="Default" table:formula="of:=IF([.C3]=1;[.A3];&quot;&quot;)" office:value-type="float" office:value="87.6152830740467" calcext:value-type="float">
            <text:p>87,6152830740467</text:p>
          </table:table-cell>
          <table:table-cell table:formula="of:=IF([.C3]=1;[.B3];&quot;&quot;)" office:value-type="float" office:value="21.185576996668" calcext:value-type="float">
            <text:p>21,185576996668</text:p>
          </table:table-cell>
          <table:table-cell table:number-columns-repeated="12"/>
        </table:table-row>
        <table:table-row table:style-name="ro1">
          <table:table-cell table:formula="of:=IF([.C4]=2;[.A4];&quot;&quot;)">
            <text:p/>
          </table:table-cell>
          <table:table-cell table:style-name="ce2" table:formula="of:=IF([.C4]=2;[.B4];&quot;&quot;)">
            <text:p/>
          </table:table-cell>
          <table:table-cell/>
          <table:table-cell table:style-name="Default" table:formula="of:=IF([.C4]=1;[.A4];&quot;&quot;)" office:value-type="float" office:value="94.8455547858709" calcext:value-type="float">
            <text:p>94,8455547858709</text:p>
          </table:table-cell>
          <table:table-cell table:formula="of:=IF([.C4]=1;[.B4];&quot;&quot;)" office:value-type="float" office:value="98.819142148547" calcext:value-type="float">
            <text:p>98,819142148547</text:p>
          </table:table-cell>
          <table:table-cell table:number-columns-repeated="12"/>
        </table:table-row>
        <table:table-row table:style-name="ro1">
          <table:table-cell table:formula="of:=IF([.C5]=2;[.A5];&quot;&quot;)" office:value-type="float" office:value="15.0724047122295" calcext:value-type="float">
            <text:p>15,0724047122295</text:p>
          </table:table-cell>
          <table:table-cell table:style-name="ce2" table:formula="of:=IF([.C5]=2;[.B5];&quot;&quot;)" office:value-type="float" office:value="83.2287585262458" calcext:value-type="float">
            <text:p>83,2287585262458</text:p>
          </table:table-cell>
          <table:table-cell/>
          <table:table-cell table:style-name="ce2" table:formula="of:=IF([.C5]=1;[.A5];&quot;&quot;)">
            <text:p/>
          </table:table-cell>
          <table:table-cell table:style-name="ce2" table:formula="of:=IF([.C5]=1;[.B5];&quot;&quot;)">
            <text:p/>
          </table:table-cell>
          <table:table-cell table:number-columns-repeated="12"/>
        </table:table-row>
        <table:table-row table:style-name="ro1">
          <table:table-cell table:formula="of:=IF([.C6]=2;[.A6];&quot;&quot;)" office:value-type="float" office:value="22.8488546580246" calcext:value-type="float">
            <text:p>22,8488546580246</text:p>
          </table:table-cell>
          <table:table-cell table:style-name="ce2" table:formula="of:=IF([.C6]=2;[.B6];&quot;&quot;)" office:value-type="float" office:value="71.5900107089002" calcext:value-type="float">
            <text:p>71,5900107089002</text:p>
          </table:table-cell>
          <table:table-cell/>
          <table:table-cell table:style-name="ce2" table:formula="of:=IF([.C6]=1;[.A6];&quot;&quot;)">
            <text:p/>
          </table:table-cell>
          <table:table-cell table:style-name="ce2" table:formula="of:=IF([.C6]=1;[.B6];&quot;&quot;)">
            <text:p/>
          </table:table-cell>
          <table:table-cell table:number-columns-repeated="12"/>
        </table:table-row>
        <table:table-row table:style-name="ro1">
          <table:table-cell table:style-name="ce2" table:formula="of:=IF([.C7]=2;[.A7];&quot;&quot;)">
            <text:p/>
          </table:table-cell>
          <table:table-cell table:style-name="ce2" table:formula="of:=IF([.C7]=2;[.B7];&quot;&quot;)">
            <text:p/>
          </table:table-cell>
          <table:table-cell/>
          <table:table-cell table:style-name="Default" table:formula="of:=IF([.C7]=1;[.A7];&quot;&quot;)" office:value-type="float" office:value="56.986304686238" calcext:value-type="float">
            <text:p>56,986304686238</text:p>
          </table:table-cell>
          <table:table-cell table:formula="of:=IF([.C7]=1;[.B7];&quot;&quot;)" office:value-type="float" office:value="10.8343563527984" calcext:value-type="float">
            <text:p>10,8343563527984</text:p>
          </table:table-cell>
          <table:table-cell table:number-columns-repeated="12"/>
        </table:table-row>
        <table:table-row table:style-name="ro1">
          <table:table-cell table:formula="of:=IF([.C8]=2;[.A8];&quot;&quot;)" office:value-type="float" office:value="40.8734872968109" calcext:value-type="float">
            <text:p>40,8734872968109</text:p>
          </table:table-cell>
          <table:table-cell table:style-name="ce2" table:formula="of:=IF([.C8]=2;[.B8];&quot;&quot;)" office:value-type="float" office:value="70.9681634667865" calcext:value-type="float">
            <text:p>70,9681634667865</text:p>
          </table:table-cell>
          <table:table-cell/>
          <table:table-cell table:style-name="ce2" table:formula="of:=IF([.C8]=1;[.A8];&quot;&quot;)">
            <text:p/>
          </table:table-cell>
          <table:table-cell table:style-name="ce2" table:formula="of:=IF([.C8]=1;[.B8];&quot;&quot;)">
            <text:p/>
          </table:table-cell>
          <table:table-cell table:number-columns-repeated="12"/>
        </table:table-row>
        <table:table-row table:style-name="ro1">
          <table:table-cell table:style-name="ce2" table:formula="of:=IF([.C9]=2;[.A9];&quot;&quot;)">
            <text:p/>
          </table:table-cell>
          <table:table-cell table:style-name="ce2" table:formula="of:=IF([.C9]=2;[.B9];&quot;&quot;)">
            <text:p/>
          </table:table-cell>
          <table:table-cell/>
          <table:table-cell table:style-name="Default" table:formula="of:=IF([.C9]=1;[.A9];&quot;&quot;)" office:value-type="float" office:value="74.740974621985" calcext:value-type="float">
            <text:p>74,740974621985</text:p>
          </table:table-cell>
          <table:table-cell table:formula="of:=IF([.C9]=1;[.B9];&quot;&quot;)" office:value-type="float" office:value="28.224659384189" calcext:value-type="float">
            <text:p>28,224659384189</text:p>
          </table:table-cell>
          <table:table-cell table:number-columns-repeated="12"/>
        </table:table-row>
        <table:table-row table:style-name="ro1">
          <table:table-cell table:formula="of:=IF([.C10]=2;[.A10];&quot;&quot;)">
            <text:p/>
          </table:table-cell>
          <table:table-cell table:style-name="ce2" table:formula="of:=IF([.C10]=2;[.B10];&quot;&quot;)">
            <text:p/>
          </table:table-cell>
          <table:table-cell/>
          <table:table-cell table:style-name="Default" table:formula="of:=IF([.C10]=1;[.A10];&quot;&quot;)" office:value-type="float" office:value="69.7634312744385" calcext:value-type="float">
            <text:p>69,7634312744385</text:p>
          </table:table-cell>
          <table:table-cell table:formula="of:=IF([.C10]=1;[.B10];&quot;&quot;)" office:value-type="float" office:value="54.5853112967631" calcext:value-type="float">
            <text:p>54,5853112967631</text:p>
          </table:table-cell>
          <table:table-cell table:number-columns-repeated="12"/>
        </table:table-row>
        <table:table-row table:style-name="ro1">
          <table:table-cell table:formula="of:=IF([.C11]=2;[.A11];&quot;&quot;)">
            <text:p/>
          </table:table-cell>
          <table:table-cell table:style-name="ce2" table:formula="of:=IF([.C11]=2;[.B11];&quot;&quot;)">
            <text:p/>
          </table:table-cell>
          <table:table-cell/>
          <table:table-cell table:style-name="Default" table:formula="of:=IF([.C11]=1;[.A11];&quot;&quot;)" office:value-type="float" office:value="89.4082476067095" calcext:value-type="float">
            <text:p>89,4082476067095</text:p>
          </table:table-cell>
          <table:table-cell table:formula="of:=IF([.C11]=1;[.B11];&quot;&quot;)" office:value-type="float" office:value="85.1645961981432" calcext:value-type="float">
            <text:p>85,1645961981432</text:p>
          </table:table-cell>
          <table:table-cell table:number-columns-repeated="12"/>
        </table:table-row>
        <table:table-row table:style-name="ro1">
          <table:table-cell table:formula="of:=IF([.C12]=2;[.A12];&quot;&quot;)" office:value-type="float" office:value="44.0152878402373" calcext:value-type="float">
            <text:p>44,0152878402373</text:p>
          </table:table-cell>
          <table:table-cell table:style-name="ce2" table:formula="of:=IF([.C12]=2;[.B12];&quot;&quot;)" office:value-type="float" office:value="96.3690419055547" calcext:value-type="float">
            <text:p>96,3690419055547</text:p>
          </table:table-cell>
          <table:table-cell/>
          <table:table-cell table:style-name="ce2" table:formula="of:=IF([.C12]=1;[.A12];&quot;&quot;)">
            <text:p/>
          </table:table-cell>
          <table:table-cell table:style-name="ce2" table:formula="of:=IF([.C12]=1;[.B12];&quot;&quot;)">
            <text:p/>
          </table:table-cell>
          <table:table-cell table:number-columns-repeated="12"/>
        </table:table-row>
        <table:table-row table:style-name="ro1">
          <table:table-cell table:formula="of:=IF([.C13]=2;[.A13];&quot;&quot;)" office:value-type="float" office:value="37.5866416039308" calcext:value-type="float">
            <text:p>37,5866416039308</text:p>
          </table:table-cell>
          <table:table-cell table:style-name="ce2" table:formula="of:=IF([.C13]=2;[.B13];&quot;&quot;)" office:value-type="float" office:value="81.0087091532518" calcext:value-type="float">
            <text:p>81,0087091532518</text:p>
          </table:table-cell>
          <table:table-cell/>
          <table:table-cell table:style-name="ce2" table:formula="of:=IF([.C13]=1;[.A13];&quot;&quot;)">
            <text:p/>
          </table:table-cell>
          <table:table-cell table:style-name="ce2" table:formula="of:=IF([.C13]=1;[.B13];&quot;&quot;)">
            <text:p/>
          </table:table-cell>
          <table:table-cell table:number-columns-repeated="12"/>
        </table:table-row>
        <table:table-row table:style-name="ro1">
          <table:table-cell table:formula="of:=IF([.C14]=2;[.A14];&quot;&quot;)" office:value-type="float" office:value="9.80734250626511" calcext:value-type="float">
            <text:p>9,80734250626511</text:p>
          </table:table-cell>
          <table:table-cell table:style-name="ce2" table:formula="of:=IF([.C14]=2;[.B14];&quot;&quot;)" office:value-type="float" office:value="43.729477868485" calcext:value-type="float">
            <text:p>43,729477868485</text:p>
          </table:table-cell>
          <table:table-cell/>
          <table:table-cell table:style-name="ce2" table:formula="of:=IF([.C14]=1;[.A14];&quot;&quot;)">
            <text:p/>
          </table:table-cell>
          <table:table-cell table:style-name="ce2" table:formula="of:=IF([.C14]=1;[.B14];&quot;&quot;)">
            <text:p/>
          </table:table-cell>
          <table:table-cell table:number-columns-repeated="12"/>
        </table:table-row>
        <table:table-row table:style-name="ro1">
          <table:table-cell table:formula="of:=IF([.C15]=2;[.A15];&quot;&quot;)" office:value-type="float" office:value="3.63637026009439" calcext:value-type="float">
            <text:p>3,63637026009439</text:p>
          </table:table-cell>
          <table:table-cell table:style-name="ce2" table:formula="of:=IF([.C15]=2;[.B15];&quot;&quot;)" office:value-type="float" office:value="7.51728382696604" calcext:value-type="float">
            <text:p>7,51728382696604</text:p>
          </table:table-cell>
          <table:table-cell/>
          <table:table-cell table:style-name="ce2" table:formula="of:=IF([.C15]=1;[.A15];&quot;&quot;)">
            <text:p/>
          </table:table-cell>
          <table:table-cell table:style-name="ce2" table:formula="of:=IF([.C15]=1;[.B15];&quot;&quot;)">
            <text:p/>
          </table:table-cell>
          <table:table-cell table:number-columns-repeated="12"/>
        </table:table-row>
        <table:table-row table:style-name="ro1">
          <table:table-cell table:formula="of:=IF([.C16]=2;[.A16];&quot;&quot;)" office:value-type="float" office:value="2.88592474320896" calcext:value-type="float">
            <text:p>2,88592474320896</text:p>
          </table:table-cell>
          <table:table-cell table:style-name="ce2" table:formula="of:=IF([.C16]=2;[.B16];&quot;&quot;)" office:value-type="float" office:value="89.4497886582913" calcext:value-type="float">
            <text:p>89,4497886582913</text:p>
          </table:table-cell>
          <table:table-cell/>
          <table:table-cell table:style-name="ce2" table:formula="of:=IF([.C16]=1;[.A16];&quot;&quot;)">
            <text:p/>
          </table:table-cell>
          <table:table-cell table:style-name="ce2" table:formula="of:=IF([.C16]=1;[.B16];&quot;&quot;)">
            <text:p/>
          </table:table-cell>
          <table:table-cell table:number-columns-repeated="12"/>
        </table:table-row>
        <table:table-row table:style-name="ro1">
          <table:table-cell table:formula="of:=IF([.C17]=2;[.A17];&quot;&quot;)" office:value-type="float" office:value="28.3381579813641" calcext:value-type="float">
            <text:p>28,3381579813641</text:p>
          </table:table-cell>
          <table:table-cell table:style-name="ce2" table:formula="of:=IF([.C17]=2;[.B17];&quot;&quot;)" office:value-type="float" office:value="36.9877058984791" calcext:value-type="float">
            <text:p>36,9877058984791</text:p>
          </table:table-cell>
          <table:table-cell/>
          <table:table-cell table:style-name="ce2" table:formula="of:=IF([.C17]=1;[.A17];&quot;&quot;)">
            <text:p/>
          </table:table-cell>
          <table:table-cell table:style-name="ce2" table:formula="of:=IF([.C17]=1;[.B17];&quot;&quot;)">
            <text:p/>
          </table:table-cell>
          <table:table-cell table:number-columns-repeated="12"/>
        </table:table-row>
        <table:table-row table:style-name="ro1">
          <table:table-cell table:formula="of:=IF([.C18]=2;[.A18];&quot;&quot;)" office:value-type="float" office:value="17.5213617257401" calcext:value-type="float">
            <text:p>17,5213617257401</text:p>
          </table:table-cell>
          <table:table-cell table:style-name="ce2" table:formula="of:=IF([.C18]=2;[.B18];&quot;&quot;)" office:value-type="float" office:value="89.9591004352271" calcext:value-type="float">
            <text:p>89,9591004352271</text:p>
          </table:table-cell>
          <table:table-cell/>
          <table:table-cell table:style-name="ce2" table:formula="of:=IF([.C18]=1;[.A18];&quot;&quot;)">
            <text:p/>
          </table:table-cell>
          <table:table-cell table:style-name="ce2" table:formula="of:=IF([.C18]=1;[.B18];&quot;&quot;)">
            <text:p/>
          </table:table-cell>
          <table:table-cell table:number-columns-repeated="12"/>
        </table:table-row>
        <table:table-row table:style-name="ro1">
          <table:table-cell table:formula="of:=IF([.C19]=2;[.A19];&quot;&quot;)" office:value-type="float" office:value="12.8851923682724" calcext:value-type="float">
            <text:p>12,8851923682724</text:p>
          </table:table-cell>
          <table:table-cell table:style-name="ce2" table:formula="of:=IF([.C19]=2;[.B19];&quot;&quot;)" office:value-type="float" office:value="49.3276837809678" calcext:value-type="float">
            <text:p>49,3276837809678</text:p>
          </table:table-cell>
          <table:table-cell/>
          <table:table-cell table:style-name="ce2" table:formula="of:=IF([.C19]=1;[.A19];&quot;&quot;)">
            <text:p/>
          </table:table-cell>
          <table:table-cell table:style-name="ce2" table:formula="of:=IF([.C19]=1;[.B19];&quot;&quot;)">
            <text:p/>
          </table:table-cell>
          <table:table-cell table:number-columns-repeated="12"/>
        </table:table-row>
        <table:table-row table:style-name="ro1">
          <table:table-cell table:formula="of:=IF([.C20]=2;[.A20];&quot;&quot;)">
            <text:p/>
          </table:table-cell>
          <table:table-cell table:style-name="ce2" table:formula="of:=IF([.C20]=2;[.B20];&quot;&quot;)">
            <text:p/>
          </table:table-cell>
          <table:table-cell/>
          <table:table-cell table:style-name="Default" table:formula="of:=IF([.C20]=1;[.A20];&quot;&quot;)" office:value-type="float" office:value="69.769630257117" calcext:value-type="float">
            <text:p>69,769630257117</text:p>
          </table:table-cell>
          <table:table-cell table:formula="of:=IF([.C20]=1;[.B20];&quot;&quot;)" office:value-type="float" office:value="75.400184647257" calcext:value-type="float">
            <text:p>75,400184647257</text:p>
          </table:table-cell>
          <table:table-cell table:number-columns-repeated="12"/>
        </table:table-row>
        <table:table-row table:style-name="ro1">
          <table:table-cell table:formula="of:=IF([.C21]=2;[.A21];&quot;&quot;)" office:value-type="float" office:value="23.1357936735144" calcext:value-type="float">
            <text:p>23,1357936735144</text:p>
          </table:table-cell>
          <table:table-cell table:style-name="ce2" table:formula="of:=IF([.C21]=2;[.B21];&quot;&quot;)" office:value-type="float" office:value="69.244176059431" calcext:value-type="float">
            <text:p>69,244176059431</text:p>
          </table:table-cell>
          <table:table-cell/>
          <table:table-cell table:style-name="ce2" table:formula="of:=IF([.C21]=1;[.A21];&quot;&quot;)">
            <text:p/>
          </table:table-cell>
          <table:table-cell table:style-name="ce2" table:formula="of:=IF([.C21]=1;[.B21];&quot;&quot;)">
            <text:p/>
          </table:table-cell>
          <table:table-cell table:number-columns-repeated="12"/>
        </table:table-row>
      </table:table>
      <table:table table:name="Tabela dinâmica_Planilha1_1" table:style-name="ta1">
        <table:table-column table:style-name="co1" table:default-cell-style-name="Campo_20_da_20_tabela_20_dinâmica"/>
        <table:table-column table:style-name="co1" table:default-cell-style-name="ce12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- todas -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8" office:value-type="string" calcext:value-type="string">
            <text:p>Dados</text:p>
          </table:table-cell>
          <table:table-cell table:style-name="ce13" office:value-type="string" calcext:value-type="string">
            <text:p>X</text:p>
          </table:table-cell>
          <table:table-cell table:style-name="ce17" table:number-columns-repeated="18"/>
          <table:table-cell table:style-name="ce18"/>
        </table:table-row>
        <table:table-row table:style-name="ro1">
          <table:table-cell table:style-name="ce9" office:value-type="float" office:value="1.20601768087044" calcext:value-type="float">
            <text:p>1,20601768087044</text:p>
          </table:table-cell>
          <table:table-cell table:style-name="ce14" office:value-type="float" office:value="2.59246675698313" calcext:value-type="float">
            <text:p>2,59246675698313</text:p>
          </table:table-cell>
          <table:table-cell table:style-name="ce14" office:value-type="float" office:value="5.49651327600537" calcext:value-type="float">
            <text:p>5,49651327600537</text:p>
          </table:table-cell>
          <table:table-cell table:style-name="ce14" office:value-type="float" office:value="7.57098711997077" calcext:value-type="float">
            <text:p>7,57098711997077</text:p>
          </table:table-cell>
          <table:table-cell table:style-name="ce14" office:value-type="float" office:value="14.0998747472383" calcext:value-type="float">
            <text:p>14,0998747472383</text:p>
          </table:table-cell>
          <table:table-cell table:style-name="ce14" office:value-type="float" office:value="19.0302785156362" calcext:value-type="float">
            <text:p>19,0302785156362</text:p>
          </table:table-cell>
          <table:table-cell table:style-name="ce14" office:value-type="float" office:value="23.5889718261153" calcext:value-type="float">
            <text:p>23,5889718261153</text:p>
          </table:table-cell>
          <table:table-cell table:style-name="ce14" office:value-type="float" office:value="31.1797886913677" calcext:value-type="float">
            <text:p>31,1797886913677</text:p>
          </table:table-cell>
          <table:table-cell table:style-name="ce14" office:value-type="float" office:value="33.1380742624769" calcext:value-type="float">
            <text:p>33,1380742624769</text:p>
          </table:table-cell>
          <table:table-cell table:style-name="ce14" office:value-type="float" office:value="37.5129188170982" calcext:value-type="float">
            <text:p>37,5129188170982</text:p>
          </table:table-cell>
          <table:table-cell table:style-name="ce14" office:value-type="float" office:value="40.2867687149132" calcext:value-type="float">
            <text:p>40,2867687149132</text:p>
          </table:table-cell>
          <table:table-cell table:style-name="ce14" office:value-type="float" office:value="41.1792777843731" calcext:value-type="float">
            <text:p>41,179277784373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.8193872342979" calcext:value-type="float">
            <text:p>54,8193872342979</text:p>
          </table:table-cell>
          <table:table-cell table:style-name="ce14" office:value-type="float" office:value="65.5478197202903" calcext:value-type="float">
            <text:p>65,5478197202903</text:p>
          </table:table-cell>
          <table:table-cell table:style-name="ce14" office:value-type="float" office:value="68.6717220474081" calcext:value-type="float">
            <text:p>68,6717220474081</text:p>
          </table:table-cell>
          <table:table-cell table:style-name="ce14" office:value-type="float" office:value="73.5104102738934" calcext:value-type="float">
            <text:p>73,5104102738934</text:p>
          </table:table-cell>
          <table:table-cell table:style-name="ce14" office:value-type="float" office:value="75.0589779112752" calcext:value-type="float">
            <text:p>75,0589779112752</text:p>
          </table:table-cell>
          <table:table-cell table:style-name="ce14" office:value-type="float" office:value="82.3398282039139" calcext:value-type="float">
            <text:p>82,3398282039139</text:p>
          </table:table-cell>
          <table:table-cell table:style-name="ce14" office:value-type="float" office:value="97.5637593291102" calcext:value-type="float">
            <text:p>97,5637593291102</text:p>
          </table:table-cell>
          <table:table-cell table:style-name="ce19" office:value-type="string" calcext:value-type="string">
            <text:p>Total Resultado</text:p>
          </table:table-cell>
        </table:table-row>
        <table:table-row table:style-name="ro1">
          <table:table-cell table:style-name="ce10" office:value-type="float" office:value="15.7267045398881" calcext:value-type="float">
            <text:p>15,7267045398881</text:p>
          </table:table-cell>
          <table:table-cell table:style-name="ce15" office:value-type="float" office:value="89.8810652073537" calcext:value-type="float">
            <text:p>89,8810652073537</text:p>
          </table:table-cell>
          <table:table-cell table:style-name="ce15" office:value-type="float" office:value="61.1635512275497" calcext:value-type="float">
            <text:p>61,1635512275497</text:p>
          </table:table-cell>
          <table:table-cell table:style-name="ce15" office:value-type="float" office:value="27.2925112160678" calcext:value-type="float">
            <text:p>27,2925112160678</text:p>
          </table:table-cell>
          <table:table-cell table:style-name="ce15" office:value-type="float" office:value="66.1767463519715" calcext:value-type="float">
            <text:p>66,1767463519715</text:p>
          </table:table-cell>
          <table:table-cell table:style-name="ce15" office:value-type="float" office:value="63.5460600277081" calcext:value-type="float">
            <text:p>63,5460600277081</text:p>
          </table:table-cell>
          <table:table-cell table:style-name="ce15" office:value-type="float" office:value="67.7233903874259" calcext:value-type="float">
            <text:p>67,7233903874259</text:p>
          </table:table-cell>
          <table:table-cell table:style-name="ce15" office:value-type="float" office:value="39.1664480756517" calcext:value-type="float">
            <text:p>39,1664480756517</text:p>
          </table:table-cell>
          <table:table-cell table:style-name="ce15" office:value-type="float" office:value="11.7922618643464" calcext:value-type="float">
            <text:p>11,7922618643464</text:p>
          </table:table-cell>
          <table:table-cell table:style-name="ce15" office:value-type="float" office:value="21.5751771448849" calcext:value-type="float">
            <text:p>21,5751771448849</text:p>
          </table:table-cell>
          <table:table-cell table:style-name="ce15" office:value-type="float" office:value="54.1766441303953" calcext:value-type="float">
            <text:p>54,1766441303953</text:p>
          </table:table-cell>
          <table:table-cell table:style-name="ce15" office:value-type="float" office:value="95.8733663611485" calcext:value-type="float">
            <text:p>95,873366361148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49.9125239876848" calcext:value-type="float">
            <text:p>49,9125239876848</text:p>
          </table:table-cell>
          <table:table-cell table:style-name="ce15" office:value-type="float" office:value="63.4159881518002" calcext:value-type="float">
            <text:p>63,4159881518002</text:p>
          </table:table-cell>
          <table:table-cell table:style-name="ce15" office:value-type="float" office:value="58.9140302785158" calcext:value-type="float">
            <text:p>58,9140302785158</text:p>
          </table:table-cell>
          <table:table-cell table:style-name="ce15" office:value-type="float" office:value="9.05367188249629" calcext:value-type="float">
            <text:p>9,05367188249629</text:p>
          </table:table-cell>
          <table:table-cell table:style-name="ce15" office:value-type="float" office:value="45.0058083416102" calcext:value-type="float">
            <text:p>45,0058083416102</text:p>
          </table:table-cell>
          <table:table-cell table:style-name="ce15" office:value-type="float" office:value="20.7513258328766" calcext:value-type="float">
            <text:p>20,7513258328766</text:p>
          </table:table-cell>
          <table:table-cell table:style-name="ce15" office:value-type="float" office:value="29.9759918100577" calcext:value-type="float">
            <text:p>29,9759918100577</text:p>
          </table:table-cell>
          <table:table-cell table:style-name="ce20"/>
        </table:table-row>
        <table:table-row table:style-name="ro1">
          <table:table-cell table:style-name="ce11"/>
          <table:table-cell table:style-name="ce16" table:number-columns-repeated="19"/>
          <table:table-cell table:style-name="ce22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U6" table:buttons="'Tabela dinâmica_Planilha1_1'.A1 'Tabela dinâmica_Planilha1_1'.A3 'Tabela dinâmica_Planilha1_1'.B3" table:show-filter-button="false" table:drill-down-on-double-click="false">
          <table:source-cell-range table:cell-range-address="Planilha1.A1:Planilha1.C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X" table:orientation="column" table:used-hierarchy="0" table:function="auto">
            <table:data-pilot-level table:show-empty="false" calcext:repeat-item-labels="false">
              <table:data-pilot-members>
                <table:data-pilot-member table:name="1,20601768087044" table:display="true" table:show-details="true"/>
                <table:data-pilot-member table:name="2,59246675698313" table:display="true" table:show-details="true"/>
                <table:data-pilot-member table:name="5,49651327600537" table:display="true" table:show-details="true"/>
                <table:data-pilot-member table:name="7,57098711997077" table:display="true" table:show-details="true"/>
                <table:data-pilot-member table:name="14,0998747472383" table:display="true" table:show-details="true"/>
                <table:data-pilot-member table:name="19,0302785156362" table:display="true" table:show-details="true"/>
                <table:data-pilot-member table:name="23,5889718261153" table:display="true" table:show-details="true"/>
                <table:data-pilot-member table:name="31,1797886913677" table:display="true" table:show-details="true"/>
                <table:data-pilot-member table:name="33,1380742624769" table:display="true" table:show-details="true"/>
                <table:data-pilot-member table:name="37,5129188170982" table:display="true" table:show-details="true"/>
                <table:data-pilot-member table:name="40,2867687149132" table:display="true" table:show-details="true"/>
                <table:data-pilot-member table:name="41,1792777843731" table:display="true" table:show-details="true"/>
                <table:data-pilot-member table:name="52" table:display="true" table:show-details="true"/>
                <table:data-pilot-member table:name="54,8193872342979" table:display="true" table:show-details="true"/>
                <table:data-pilot-member table:name="65,5478197202903" table:display="true" table:show-details="true"/>
                <table:data-pilot-member table:name="68,6717220474081" table:display="true" table:show-details="true"/>
                <table:data-pilot-member table:name="73,5104102738934" table:display="true" table:show-details="true"/>
                <table:data-pilot-member table:name="75,0589779112752" table:display="true" table:show-details="true"/>
                <table:data-pilot-member table:name="82,3398282039139" table:display="true" table:show-details="true"/>
                <table:data-pilot-member table:name="97,56375932911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S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" table:orientation="column" table:used-hierarchy="0" table:function="auto">
            <table:data-pilot-level table:show-empty="false" calcext:repeat-item-labels="false">
              <table:data-pilot-members>
                <table:data-pilot-member table:name="9,05367188249629" table:display="true" table:show-details="true"/>
                <table:data-pilot-member table:name="11,7922618643464" table:display="true" table:show-details="true"/>
                <table:data-pilot-member table:name="15,7267045398881" table:display="true" table:show-details="true"/>
                <table:data-pilot-member table:name="20,7513258328766" table:display="true" table:show-details="true"/>
                <table:data-pilot-member table:name="21,5751771448849" table:display="true" table:show-details="true"/>
                <table:data-pilot-member table:name="27,2925112160678" table:display="true" table:show-details="true"/>
                <table:data-pilot-member table:name="29,9759918100577" table:display="true" table:show-details="true"/>
                <table:data-pilot-member table:name="35" table:display="true" table:show-details="true"/>
                <table:data-pilot-member table:name="39,1664480756517" table:display="true" table:show-details="true"/>
                <table:data-pilot-member table:name="45,0058083416102" table:display="true" table:show-details="true"/>
                <table:data-pilot-member table:name="49,9125239876848" table:display="true" table:show-details="true"/>
                <table:data-pilot-member table:name="54,1766441303953" table:display="true" table:show-details="true"/>
                <table:data-pilot-member table:name="58,9140302785158" table:display="true" table:show-details="true"/>
                <table:data-pilot-member table:name="61,1635512275497" table:display="true" table:show-details="true"/>
                <table:data-pilot-member table:name="63,4159881518002" table:display="true" table:show-details="true"/>
                <table:data-pilot-member table:name="63,5460600277081" table:display="true" table:show-details="true"/>
                <table:data-pilot-member table:name="66,1767463519715" table:display="true" table:show-details="true"/>
                <table:data-pilot-member table:name="67,7233903874259" table:display="true" table:show-details="true"/>
                <table:data-pilot-member table:name="89,8810652073537" table:display="true" table:show-details="true"/>
                <table:data-pilot-member table:name="95,87336636114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mpo_20_da_20_tabela_20_dinâmica" style:display-name="Campo da tabela dinâmica" style:family="table-cell" style:parent-style-name="Default"/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2:53:25.6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0:29:14.827000000</meta:creation-date>
    <dc:date>2021-08-11T11:53:47.457000000</dc:date>
    <meta:editing-duration>PT22M36S</meta:editing-duration>
    <meta:editing-cycles>2</meta:editing-cycles>
    <meta:generator>LibreOffice/6.0.6.2$Windows_X86_64 LibreOffice_project/0c292870b25a325b5ed35f6b45599d2ea4458e77</meta:generator>
    <meta:document-statistic meta:table-count="2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78cm" svg:height="10.568cm" xlink:href=".." xlink:type="simple" chart:class="chart:scatter" chart:style-name="ch1">
        <chart:legend chart:legend-position="end" svg:x="15.721cm" svg:y="4.238cm" style:legend-expansion="high" chart:style-name="ch2"/>
        <chart:plot-area chart:style-name="ch3" table:cell-range-address="Planilha1.F2:Planilha1.G2 Planilha1.D25:Planilha1.D25 Planilha1.E26:Planilha1.E45 Planilha1.G3:Planilha1.G3 Planilha1.A25:Planilha1.A25 Planilha1.B26:Planilha1.B45" chart:data-source-has-labels="row" svg:x="0.375cm" svg:y="0.211cm" svg:width="14.971cm" svg:height="10.146cm">
          <chartooo:coordinate-region svg:x="0.996cm" svg:y="0.41cm" svg:width="13.884cm" svg:height="9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G2:Planilha1.G2" loext:label-string="&quot;CENTROIDE 1&quot;" chart:class="chart:scatter">
            <chart:domain table:cell-range-address="Planilha1.F2:Planilha1.F2"/>
            <chart:data-point/>
          </chart:series>
          <chart:series chart:style-name="ch7" chart:values-cell-range-address="Planilha1.E26:Planilha1.E45" chart:label-cell-address="Planilha1.D25:Planilha1.D25" chart:class="chart:scatter">
            <chart:domain table:cell-range-address="Planilha1.D26:Planilha1.D45"/>
            <chart:data-point chart:repeated="20"/>
          </chart:series>
          <chart:series chart:style-name="ch8" chart:values-cell-range-address="Planilha1.G3:Planilha1.G3" loext:label-string="&quot;CENTROIDE 2&quot;" chart:class="chart:scatter">
            <chart:domain table:cell-range-address="Planilha1.F3:Planilha1.F3"/>
            <chart:data-point/>
          </chart:series>
          <chart:series chart:style-name="ch9" chart:values-cell-range-address="Planilha1.B26:Planilha1.B45" chart:label-cell-address="Planilha1.A25:Planilha1.A25" chart:class="chart:scatter">
            <chart:domain table:cell-range-address="Planilha1.A26:Planilha1.A45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ENTROIDE 1</text:p>
              </table:table-cell>
              <table:table-cell office:value-type="string">
                <text:p>Coluna D</text:p>
              </table:table-cell>
              <table:table-cell office:value-type="string">
                <text:p>CLUSTER 1</text:p>
                <draw:g>
                  <svg:desc>Planilha1.D25:Planilha1.D25</svg:desc>
                </draw:g>
              </table:table-cell>
              <table:table-cell office:value-type="string">
                <text:p/>
              </table:table-cell>
              <table:table-cell office:value-type="string">
                <text:p>CENTROIDE 2</text:p>
              </table:table-cell>
              <table:table-cell office:value-type="string">
                <text:p>Coluna A</text:p>
              </table:table-cell>
              <table:table-cell office:value-type="string">
                <text:p>CLUSTER 2</text:p>
                <draw:g>
                  <svg:desc>Planilha1.A25:Planilha1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5899180437722">
                <text:p>77.5899180437722</text:p>
                <draw:g>
                  <svg:desc>Planilha1.F2:Planilha1.F2</svg:desc>
                </draw:g>
              </table:table-cell>
              <table:table-cell office:value-type="float" office:value="53.459118146338">
                <text:p>53.459118146338</text:p>
                <draw:g>
                  <svg:desc>Planilha1.G2:Planilha1.G2</svg:desc>
                </draw:g>
              </table:table-cell>
              <table:table-cell office:value-type="float" office:value="NaN">
                <text:p>NaN</text:p>
                <draw:g>
                  <svg:desc>Planilha1.D26:Planilha1.D45</svg:desc>
                </draw:g>
              </table:table-cell>
              <table:table-cell office:value-type="float" office:value="NaN">
                <text:p>NaN</text:p>
                <draw:g>
                  <svg:desc>Planilha1.E26:Planilha1.E45</svg:desc>
                </draw:g>
              </table:table-cell>
              <table:table-cell office:value-type="float" office:value="21.9455454740778">
                <text:p>21.9455454740778</text:p>
                <draw:g>
                  <svg:desc>Planilha1.F3:Planilha1.F3</svg:desc>
                </draw:g>
              </table:table-cell>
              <table:table-cell office:value-type="float" office:value="66.7067255936205">
                <text:p>66.7067255936205</text:p>
                <draw:g>
                  <svg:desc>Planilha1.G3:Planilha1.G3</svg:desc>
                </draw:g>
              </table:table-cell>
              <table:table-cell office:value-type="float" office:value="26.6852717933183">
                <text:p>26.6852717933183</text:p>
                <draw:g>
                  <svg:desc>Planilha1.A26:Planilha1.A45</svg:desc>
                </draw:g>
              </table:table-cell>
              <table:table-cell office:value-type="float" office:value="77.8075324284798">
                <text:p>77.8075324284798</text:p>
                <draw:g>
                  <svg:desc>Planilha1.B26:Planilha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6152830740467">
                <text:p>87.6152830740467</text:p>
              </table:table-cell>
              <table:table-cell office:value-type="float" office:value="21.185576996668">
                <text:p>21.18557699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8455547858709">
                <text:p>94.8455547858709</text:p>
              </table:table-cell>
              <table:table-cell office:value-type="float" office:value="98.819142148547">
                <text:p>98.81914214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724047122295">
                <text:p>15.0724047122295</text:p>
              </table:table-cell>
              <table:table-cell office:value-type="float" office:value="83.2287585262458">
                <text:p>83.2287585262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88546580246">
                <text:p>22.8488546580246</text:p>
              </table:table-cell>
              <table:table-cell office:value-type="float" office:value="71.5900107089002">
                <text:p>71.5900107089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986304686238">
                <text:p>56.986304686238</text:p>
              </table:table-cell>
              <table:table-cell office:value-type="float" office:value="10.8343563527984">
                <text:p>10.834356352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734872968109">
                <text:p>40.8734872968109</text:p>
              </table:table-cell>
              <table:table-cell office:value-type="float" office:value="70.9681634667865">
                <text:p>70.9681634667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740974621985">
                <text:p>74.740974621985</text:p>
              </table:table-cell>
              <table:table-cell office:value-type="float" office:value="28.224659384189">
                <text:p>28.22465938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634312744385">
                <text:p>69.7634312744385</text:p>
              </table:table-cell>
              <table:table-cell office:value-type="float" office:value="54.5853112967631">
                <text:p>54.5853112967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4082476067095">
                <text:p>89.4082476067095</text:p>
              </table:table-cell>
              <table:table-cell office:value-type="float" office:value="85.1645961981432">
                <text:p>85.164596198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152878402373">
                <text:p>44.0152878402373</text:p>
              </table:table-cell>
              <table:table-cell office:value-type="float" office:value="96.3690419055547">
                <text:p>96.369041905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866416039308">
                <text:p>37.5866416039308</text:p>
              </table:table-cell>
              <table:table-cell office:value-type="float" office:value="81.0087091532518">
                <text:p>81.0087091532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734250626511">
                <text:p>9.80734250626511</text:p>
              </table:table-cell>
              <table:table-cell office:value-type="float" office:value="43.729477868485">
                <text:p>43.729477868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37026009439">
                <text:p>3.63637026009439</text:p>
              </table:table-cell>
              <table:table-cell office:value-type="float" office:value="7.51728382696604">
                <text:p>7.51728382696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592474320896">
                <text:p>2.88592474320896</text:p>
              </table:table-cell>
              <table:table-cell office:value-type="float" office:value="89.4497886582913">
                <text:p>89.449788658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381579813641">
                <text:p>28.3381579813641</text:p>
              </table:table-cell>
              <table:table-cell office:value-type="float" office:value="36.9877058984791">
                <text:p>36.9877058984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13617257401">
                <text:p>17.5213617257401</text:p>
              </table:table-cell>
              <table:table-cell office:value-type="float" office:value="89.9591004352271">
                <text:p>89.9591004352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851923682724">
                <text:p>12.8851923682724</text:p>
              </table:table-cell>
              <table:table-cell office:value-type="float" office:value="49.3276837809678">
                <text:p>49.3276837809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69630257117">
                <text:p>69.769630257117</text:p>
              </table:table-cell>
              <table:table-cell office:value-type="float" office:value="75.400184647257">
                <text:p>75.40018464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357936735144">
                <text:p>23.1357936735144</text:p>
              </table:table-cell>
              <table:table-cell office:value-type="float" office:value="69.244176059431">
                <text:p>69.244176059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